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50%"/>
      <style:text-properties style:font-name="Special Elite" fo:font-size="24pt" style:font-size-asian="24pt" style:font-size-complex="24pt"/>
    </style:style>
    <style:style style:name="P2" style:parent-style-name="Standard" style:family="paragraph">
      <style:paragraph-properties fo:text-align="center" fo:margin-bottom="0in" fo:line-height="150%"/>
      <style:text-properties style:font-name="Special Elite" fo:font-size="24pt" style:font-size-asian="24pt" style:font-size-complex="24pt"/>
    </style:style>
    <style:style style:name="P3" style:parent-style-name="Standard" style:family="paragraph">
      <style:paragraph-properties fo:margin-bottom="0in" fo:line-height="150%"/>
      <style:text-properties style:font-name="Special Elite" fo:font-size="24pt" style:font-size-asian="24pt" style:font-size-complex="24pt"/>
    </style:style>
    <style:style style:name="P4" style:parent-style-name="Standard" style:family="paragraph">
      <style:paragraph-properties fo:text-align="center" fo:margin-bottom="0in" fo:line-height="150%"/>
    </style:style>
    <style:style style:name="T5" style:parent-style-name="DefaultParagraphFont" style:family="text">
      <style:text-properties style:font-name="Special Elite" fo:font-size="18pt" style:font-size-asian="18pt" style:font-size-complex="18pt"/>
    </style:style>
    <style:style style:name="T6" style:parent-style-name="DefaultParagraphFont" style:family="text">
      <style:text-properties style:font-name="Special Elite" fo:font-size="18pt" style:font-size-asian="18pt" style:font-size-complex="18pt" fo:background-color="#FFFF00"/>
    </style:style>
    <style:style style:name="P7" style:parent-style-name="Standard" style:family="paragraph">
      <style:paragraph-properties fo:margin-bottom="0in" fo:line-height="150%"/>
      <style:text-properties style:font-name="Special Elite" fo:font-size="24pt" style:font-size-asian="24pt" style:font-size-complex="24pt"/>
    </style:style>
    <style:style style:name="P8" style:parent-style-name="Standard" style:family="paragraph">
      <style:paragraph-properties fo:margin-bottom="0in" fo:line-height="150%"/>
      <style:text-properties style:font-name="Special Elite" fo:font-size="24pt" style:font-size-asian="24pt" style:font-size-complex="24pt"/>
    </style:style>
    <style:style style:name="P9" style:parent-style-name="HorizontalLine" style:family="paragraph">
      <style:paragraph-properties fo:margin-bottom="0in" fo:line-height="150%"/>
      <style:text-properties style:font-name="Special Elite" fo:font-size="24pt" style:font-size-asian="24pt" style:font-size-complex="24pt"/>
    </style:style>
    <style:style style:name="P10" style:parent-style-name="Standard" style:family="paragraph">
      <style:paragraph-properties fo:margin-bottom="0in" fo:line-height="150%"/>
      <style:text-properties style:font-name="Special Elite" fo:font-size="24pt" style:font-size-asian="24pt" style:font-size-complex="24pt"/>
    </style:style>
    <style:style style:name="P11" style:parent-style-name="Standard" style:family="paragraph">
      <style:paragraph-properties fo:text-align="center" fo:margin-bottom="0in" fo:line-height="150%"/>
      <style:text-properties style:font-name="Special Elite" fo:font-size="52pt" style:font-size-asian="52pt" style:font-size-complex="52pt"/>
    </style:style>
    <style:style style:name="P12" style:parent-style-name="HorizontalLine" style:family="paragraph">
      <style:paragraph-properties fo:margin-bottom="0in" fo:line-height="150%"/>
      <style:text-properties style:font-name="Special Elite" fo:font-size="24pt" style:font-size-asian="24pt" style:font-size-complex="24pt"/>
    </style:style>
    <style:style style:name="P13" style:parent-style-name="Standard" style:family="paragraph">
      <style:paragraph-properties fo:margin-bottom="0in" fo:line-height="150%"/>
      <style:text-properties style:font-name="Special Elite" fo:font-size="24pt" style:font-size-asian="24pt" style:font-size-complex="24pt"/>
    </style:style>
    <style:style style:name="P14" style:parent-style-name="Standard" style:family="paragraph">
      <style:paragraph-properties fo:margin-bottom="0in" fo:line-height="150%"/>
      <style:text-properties style:font-name="Special Elite" fo:font-size="24pt" style:font-size-asian="24pt" style:font-size-complex="24pt"/>
    </style:style>
    <style:style style:name="P15" style:parent-style-name="Standard" style:family="paragraph">
      <style:paragraph-properties fo:margin-bottom="0in" fo:line-height="150%"/>
      <style:text-properties style:font-name="Special Elite" fo:font-size="24pt" style:font-size-asian="24pt" style:font-size-complex="24pt"/>
    </style:style>
    <style:style style:name="P16" style:parent-style-name="Standard" style:family="paragraph">
      <style:paragraph-properties fo:text-align="center" fo:margin-bottom="0in" fo:line-height="150%"/>
      <style:text-properties style:font-name="Special Elite" fo:font-size="20pt" style:font-size-asian="20pt" style:font-size-complex="20pt"/>
    </style:style>
    <style:style style:name="P17" style:parent-style-name="Standard" style:family="paragraph">
      <style:paragraph-properties fo:text-align="center" fo:margin-bottom="0in" fo:line-height="150%"/>
    </style:style>
    <style:style style:name="T18" style:parent-style-name="DefaultParagraphFont" style:family="text">
      <style:text-properties style:font-name="Special Elite" fo:font-size="20pt" style:font-size-asian="20pt" style:font-size-complex="20pt"/>
    </style:style>
    <style:style style:name="T19" style:parent-style-name="DefaultParagraphFont" style:family="text">
      <style:text-properties style:font-name="Special Elite" fo:font-size="20pt" style:font-size-asian="20pt" style:font-size-complex="20pt" fo:background-color="#FFFF00"/>
    </style:style>
    <style:style style:name="T20" style:parent-style-name="DefaultParagraphFont" style:family="text">
      <style:text-properties style:font-name="Special Elite" fo:font-size="20pt" style:font-size-asian="20pt" style:font-size-complex="20pt" fo:background-color="#FFFF00"/>
    </style:style>
    <style:style style:name="T21" style:parent-style-name="DefaultParagraphFont" style:family="text">
      <style:text-properties style:font-name="Special Elite" fo:font-size="20pt" style:font-size-asian="20pt" style:font-size-complex="20pt" fo:background-color="#FFFF00"/>
    </style:style>
    <style:style style:name="T22" style:parent-style-name="DefaultParagraphFont" style:family="text">
      <style:text-properties style:font-name="Special Elite" fo:font-size="20pt" style:font-size-asian="20pt" style:font-size-complex="20pt" fo:background-color="#FFFF00"/>
    </style:style>
    <style:style style:name="T23" style:parent-style-name="DefaultParagraphFont" style:family="text">
      <style:text-properties style:font-name="Special Elite" fo:font-size="20pt" style:font-size-asian="20pt" style:font-size-complex="20pt" fo:background-color="#FFFF00"/>
    </style:style>
    <style:style style:name="T24" style:parent-style-name="DefaultParagraphFont" style:family="text">
      <style:text-properties style:font-name="Special Elite" fo:font-size="20pt" style:font-size-asian="20pt" style:font-size-complex="20pt" fo:background-color="#FFFF00"/>
    </style:style>
    <style:style style:name="T25" style:parent-style-name="DefaultParagraphFont" style:family="text">
      <style:text-properties style:font-name="Special Elite" fo:font-size="20pt" style:font-size-asian="20pt" style:font-size-complex="20pt" fo:background-color="#FFFF00"/>
    </style:style>
    <style:style style:name="T26" style:parent-style-name="DefaultParagraphFont" style:family="text">
      <style:text-properties style:font-name="Special Elite" fo:font-size="20pt" style:font-size-asian="20pt" style:font-size-complex="20pt" fo:background-color="#FFFF00"/>
    </style:style>
    <style:style style:name="T27" style:parent-style-name="DefaultParagraphFont" style:family="text">
      <style:text-properties style:font-name="Special Elite" fo:font-size="20pt" style:font-size-asian="20pt" style:font-size-complex="20pt" fo:background-color="#FFFF00"/>
    </style:style>
    <style:style style:name="T28" style:parent-style-name="DefaultParagraphFont" style:family="text">
      <style:text-properties style:font-name="Special Elite" fo:font-size="20pt" style:font-size-asian="20pt" style:font-size-complex="20pt" fo:background-color="#FFFF00"/>
    </style:style>
    <style:style style:name="P29" style:parent-style-name="Standard" style:master-page-name="MP1" style:family="paragraph">
      <style:paragraph-properties fo:break-before="page" fo:line-height="150%"/>
      <style:text-properties style:font-name="Special Elite" fo:font-weight="bold" style:font-weight-asian="bold" style:font-weight-complex="bold" fo:font-size="24pt" style:font-size-asian="24pt" style:font-size-complex="24pt"/>
    </style:style>
    <style:style style:name="P33" style:parent-style-name="Standard" style:family="paragraph">
      <style:paragraph-properties fo:line-height="150%"/>
    </style:style>
    <style:style style:name="T34" style:parent-style-name="DefaultParagraphFont" style:family="text">
      <style:text-properties style:font-name="Special Elite"/>
    </style:style>
    <style:style style:name="T35" style:parent-style-name="DefaultParagraphFont" style:family="text">
      <style:text-properties style:font-name="Special Elite" fo:font-weight="bold" style:font-weight-asian="bold" style:font-weight-complex="bold"/>
    </style:style>
    <style:style style:name="T36" style:parent-style-name="DefaultParagraphFont" style:family="text">
      <style:text-properties style:font-name="Special Elite" fo:font-weight="bold" style:font-weight-asian="bold" style:font-weight-complex="bold"/>
    </style:style>
    <style:style style:name="T37" style:parent-style-name="FootnoteReference" style:family="text">
      <style:text-properties style:font-name="Special Elite"/>
    </style:style>
    <style:style style:name="T38" style:parent-style-name="DefaultParagraphFont" style:family="text">
      <style:text-properties style:font-name="Special Elite"/>
    </style:style>
    <style:style style:name="P39" style:parent-style-name="Standard" style:family="paragraph">
      <style:paragraph-properties fo:line-height="150%"/>
      <style:text-properties style:font-name="Special Elite"/>
    </style:style>
    <style:style style:name="P40" style:parent-style-name="Standard" style:family="paragraph">
      <style:paragraph-properties fo:line-height="150%"/>
    </style:style>
    <style:style style:name="T41" style:parent-style-name="DefaultParagraphFont" style:family="text">
      <style:text-properties style:font-name="Special Elite"/>
    </style:style>
    <style:style style:name="T42" style:parent-style-name="FootnoteReference" style:family="text">
      <style:text-properties style:font-name="Special Elite"/>
    </style:style>
    <style:style style:name="T43" style:parent-style-name="DefaultParagraphFont" style:family="text">
      <style:text-properties style:font-name="Special Elite"/>
    </style:style>
    <style:style style:name="T44" style:parent-style-name="FootnoteReference" style:family="text">
      <style:text-properties style:font-name="Special Elite"/>
    </style:style>
    <style:style style:name="T45" style:parent-style-name="DefaultParagraphFont" style:family="text">
      <style:text-properties style:font-name="Special Elite"/>
    </style:style>
    <style:style style:name="P46"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47" style:parent-style-name="Standard" style:family="paragraph">
      <style:paragraph-properties fo:line-height="150%"/>
      <style:text-properties style:font-name="Special Elite"/>
    </style:style>
    <style:style style:name="P48"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9" style:parent-style-name="Standard" style:family="paragraph">
      <style:paragraph-properties fo:line-height="150%"/>
    </style:style>
    <style:style style:name="T50" style:parent-style-name="DefaultParagraphFont" style:family="text">
      <style:text-properties style:font-name="Special Elite"/>
    </style:style>
    <style:style style:name="T51" style:parent-style-name="DefaultParagraphFont" style:family="text">
      <style:text-properties style:font-name="Special Elite" fo:background-color="#FFFF00"/>
    </style:style>
    <style:style style:name="T52" style:parent-style-name="DefaultParagraphFont" style:family="text">
      <style:text-properties style:font-name="Special Elite"/>
    </style:style>
    <style:style style:name="T53" style:parent-style-name="DefaultParagraphFont" style:family="text">
      <style:text-properties style:font-name="Special Elite" fo:background-color="#FFFF00"/>
    </style:style>
    <style:style style:name="T54" style:parent-style-name="DefaultParagraphFont" style:family="text">
      <style:text-properties style:font-name="Special Elite" fo:background-color="#FFFF00"/>
    </style:style>
    <style:style style:name="T55" style:parent-style-name="DefaultParagraphFont" style:family="text">
      <style:text-properties style:font-name="Special Elite"/>
    </style:style>
    <style:style style:name="P56"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7" style:parent-style-name="Standard" style:family="paragraph">
      <style:paragraph-properties fo:line-height="150%"/>
    </style:style>
    <style:style style:name="T58" style:parent-style-name="DefaultParagraphFont" style:family="text">
      <style:text-properties style:font-name="Special Elite"/>
    </style:style>
    <style:style style:name="P59"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Standard" style:family="paragraph">
      <style:paragraph-properties fo:line-height="150%"/>
    </style:style>
    <style:style style:name="T61" style:parent-style-name="DefaultParagraphFont" style:family="text">
      <style:text-properties style:font-name="Special Elite"/>
    </style:style>
    <style:style style:name="T62" style:parent-style-name="DefaultParagraphFont" style:family="text">
      <style:text-properties style:font-name="Special Elite" fo:background-color="#FFFF00"/>
    </style:style>
    <style:style style:name="T63" style:parent-style-name="DefaultParagraphFont" style:family="text">
      <style:text-properties style:font-name="Special Elite"/>
    </style:style>
    <style:style style:name="T64" style:parent-style-name="DefaultParagraphFont" style:family="text">
      <style:text-properties style:font-name="Special Elite" fo:background-color="#FFFF00"/>
    </style:style>
    <style:style style:name="T65" style:parent-style-name="DefaultParagraphFont" style:family="text">
      <style:text-properties style:font-name="Special Elite"/>
    </style:style>
    <style:style style:name="P66" style:parent-style-name="Standard" style:family="paragraph">
      <style:paragraph-properties fo:line-height="150%"/>
      <style:text-properties style:font-name="Special Elite"/>
    </style:style>
    <style:style style:name="P67" style:parent-style-name="Standard" style:master-page-name="MP2" style:family="paragraph">
      <style:paragraph-properties fo:break-before="page" fo:line-height="150%"/>
      <style:text-properties style:font-name="Special Elite" fo:font-size="24pt" style:font-size-asian="24pt" style:font-size-complex="24pt" style:text-underline-type="single" style:text-underline-style="solid" style:text-underline-width="auto" style:text-underline-mode="continuous"/>
    </style:style>
    <style:style style:name="P71" style:parent-style-name="Normal" style:family="paragraph">
      <style:paragraph-properties>
        <style:tab-stops>
          <style:tab-stop style:type="left" style:position="0.5in"/>
        </style:tab-stops>
      </style:paragraph-properties>
    </style:style>
    <style:style style:name="TableColumn73" style:family="table-column">
      <style:table-column-properties style:column-width="1.309in"/>
    </style:style>
    <style:style style:name="TableColumn74" style:family="table-column">
      <style:table-column-properties style:column-width="5.184in"/>
    </style:style>
    <style:style style:name="Table72" style:family="table">
      <style:table-properties style:width="6.493in" fo:margin-left="0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style:tab-stops>
          <style:tab-stop style:type="left" style:position="0.5in"/>
        </style:tab-stops>
      </style:paragraph-properties>
    </style:style>
    <style:style style:name="T83" style:parent-style-name="DefaultParagraphFont" style:family="text">
      <style:text-properties style:font-name="Special Elite" fo:font-size="17pt" style:font-size-asian="17pt" style:font-size-complex="17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style:tab-stops>
          <style:tab-stop style:type="left" style:position="0.5in"/>
        </style:tab-stops>
      </style:paragraph-properties>
    </style:style>
    <style:style style:name="T86" style:parent-style-name="DefaultParagraphFont" style:family="text">
      <style:text-properties style:font-name="Special Elite" fo:font-size="15pt" style:font-size-asian="15pt" style:font-size-complex="15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style:tab-stops>
          <style:tab-stop style:type="left" style:position="0.5in"/>
        </style:tab-stops>
      </style:paragraph-properties>
    </style:style>
    <style:style style:name="T90" style:parent-style-name="DefaultParagraphFont" style:family="text">
      <style:text-properties style:font-name="Special Elite" fo:font-size="17pt" style:font-size-asian="17pt" style:font-size-complex="17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style:tab-stops>
          <style:tab-stop style:type="left" style:position="0.5in"/>
        </style:tab-stops>
      </style:paragraph-properties>
    </style:style>
    <style:style style:name="T93" style:parent-style-name="DefaultParagraphFont" style:family="text">
      <style:text-properties style:font-name="Special Elite" fo:font-size="15pt" style:font-size-asian="15pt" style:font-size-complex="15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tab-stops>
          <style:tab-stop style:type="left" style:position="0.5in"/>
        </style:tab-stops>
      </style:paragraph-properties>
      <style:text-properties style:font-name="Special Elite" fo:font-size="17pt" style:font-size-asian="17pt" style:font-size-complex="17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style:tab-stops>
          <style:tab-stop style:type="left" style:position="0.5in"/>
        </style:tab-stops>
      </style:paragraph-properties>
    </style:style>
    <style:style style:name="T99" style:parent-style-name="DefaultParagraphFont" style:family="text">
      <style:text-properties style:font-name="Special Elite" fo:font-size="15pt" style:font-size-asian="15pt" style:font-size-complex="15pt"/>
    </style:style>
    <style:style style:name="P100" style:parent-style-name="Standard" style:master-page-name="MP3" style:family="paragraph">
      <style:paragraph-properties fo:break-before="page" fo:line-height="150%"/>
      <style:text-properties style:font-name="Special Elite" fo:font-size="24pt" style:font-size-asian="24pt" style:font-size-complex="24pt" style:text-underline-type="single" style:text-underline-style="solid" style:text-underline-width="auto" style:text-underline-mode="continuous"/>
    </style:style>
    <style:style style:name="P104" style:parent-style-name="Normal" style:family="paragraph">
      <style:paragraph-properties>
        <style:tab-stops>
          <style:tab-stop style:type="left" style:position="0.5in"/>
        </style:tab-stops>
      </style:paragraph-properties>
    </style:style>
    <style:style style:name="TableColumn106" style:family="table-column">
      <style:table-column-properties style:column-width="1.309in"/>
    </style:style>
    <style:style style:name="TableColumn107" style:family="table-column">
      <style:table-column-properties style:column-width="5.184in"/>
    </style:style>
    <style:style style:name="Table105" style:family="table">
      <style:table-properties style:width="6.493in" fo:margin-left="0in" table:align="lef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style:tab-stops>
          <style:tab-stop style:type="left" style:position="0.5in"/>
        </style:tab-stops>
      </style:paragraph-properties>
    </style:style>
    <style:style style:name="T116" style:parent-style-name="DefaultParagraphFont" style:family="text">
      <style:text-properties style:font-name="Special Elite" fo:font-size="17pt" style:font-size-asian="17pt" style:font-size-complex="17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style:tab-stops>
          <style:tab-stop style:type="left" style:position="0.5in"/>
        </style:tab-stops>
      </style:paragraph-properties>
    </style:style>
    <style:style style:name="T119" style:parent-style-name="DefaultParagraphFont" style:family="text">
      <style:text-properties style:font-name="Special Elite" fo:font-size="15pt" style:font-size-asian="15pt" style:font-size-complex="15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style:tab-stops>
          <style:tab-stop style:type="left" style:position="0.5in"/>
        </style:tab-stops>
      </style:paragraph-properties>
    </style:style>
    <style:style style:name="T123" style:parent-style-name="DefaultParagraphFont" style:family="text">
      <style:text-properties style:font-name="Special Elite" fo:font-size="17pt" style:font-size-asian="17pt" style:font-size-complex="17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style:tab-stops>
          <style:tab-stop style:type="left" style:position="0.5in"/>
        </style:tab-stops>
      </style:paragraph-properties>
    </style:style>
    <style:style style:name="T126" style:parent-style-name="DefaultParagraphFont" style:family="text">
      <style:text-properties style:font-name="Special Elite" fo:font-size="15pt" style:font-size-asian="15pt" style:font-size-complex="15pt"/>
    </style:style>
    <style:style style:name="T127" style:parent-style-name="DefaultParagraphFont" style:family="text">
      <style:text-properties style:font-name="Special Elite" fo:font-size="15pt" style:font-size-asian="15pt" style:font-size-complex="15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style:tab-stops>
          <style:tab-stop style:type="left" style:position="0.5in"/>
        </style:tab-stops>
      </style:paragraph-properties>
      <style:text-properties style:font-name="Special Elite" fo:font-size="17pt" style:font-size-asian="17pt" style:font-size-complex="17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style:tab-stops>
          <style:tab-stop style:type="left" style:position="0.5in"/>
        </style:tab-stops>
      </style:paragraph-properties>
    </style:style>
    <style:style style:name="T133" style:parent-style-name="DefaultParagraphFont" style:family="text">
      <style:text-properties style:font-name="Special Elite" fo:font-size="15pt" style:font-size-asian="15pt" style:font-size-complex="15pt"/>
    </style:style>
    <style:style style:name="P134" style:parent-style-name="Standard" style:master-page-name="MP4" style:family="paragraph">
      <style:paragraph-properties fo:break-before="page" fo:line-height="150%"/>
      <style:text-properties style:font-name="Special Elite"/>
    </style:style>
    <style:style style:name="P138" style:parent-style-name="Standard" style:family="paragraph">
      <style:paragraph-properties fo:line-height="150%"/>
    </style:style>
    <style:style style:name="T139"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140" style:parent-style-name="Standard" style:family="paragraph">
      <style:paragraph-properties fo:line-height="150%"/>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TableColumn145" style:family="table-column">
      <style:table-column-properties style:column-width="1.184in" style:use-optimal-column-width="false"/>
    </style:style>
    <style:style style:name="TableColumn146" style:family="table-column">
      <style:table-column-properties style:column-width="1.1875in" style:use-optimal-column-width="false"/>
    </style:style>
    <style:style style:name="TableColumn147" style:family="table-column">
      <style:table-column-properties style:column-width="0.875in" style:use-optimal-column-width="false"/>
    </style:style>
    <style:style style:name="TableColumn148" style:family="table-column">
      <style:table-column-properties style:column-width="1.0625in" style:use-optimal-column-width="false"/>
    </style:style>
    <style:style style:name="Table144" style:family="table">
      <style:table-properties style:width="4.309in" fo:margin-left="0in" table:align="lef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line-height="150%"/>
      <style:text-properties style:font-name="Special Elit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line-height="150%"/>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line-height="150%"/>
      <style:text-properties style:font-name="Special Elite"/>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line-height="150%"/>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line-height="150%"/>
      <style:text-properties style:font-name="Special Elit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line-height="150%"/>
      <style:text-properties style:font-name="Special Elit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line-height="150%"/>
      <style:text-properties style:font-name="Special Elite"/>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line-height="150%"/>
      <style:text-properties style:font-name="Special Elite"/>
    </style:style>
    <style:style style:name="TableRow167" style:family="table-row">
      <style:table-row-properties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line-height="150%"/>
      <style:text-properties style:font-name="Special Elit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line-height="150%"/>
      <style:text-properties style:font-name="Special Elit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line-height="150%"/>
      <style:text-properties style:font-name="Special Elite"/>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line-height="150%"/>
      <style:text-properties style:font-name="Special Elite"/>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line-height="150%"/>
      <style:text-properties style:font-name="Special Elit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line-height="150%"/>
      <style:text-properties style:font-name="Special Elite"/>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line-height="150%"/>
      <style:text-properties style:font-name="Special Elite"/>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line-height="150%"/>
      <style:text-properties style:font-name="Special Elite"/>
    </style:style>
    <style:style style:name="TableRow185" style:family="table-row">
      <style:table-row-properties style:use-optimal-row-height="fals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line-height="150%"/>
      <style:text-properties style:font-name="Special Elite"/>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line-height="150%"/>
      <style:text-properties style:font-name="Special Elite"/>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line-height="150%"/>
      <style:text-properties style:font-name="Special Elit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line-height="150%"/>
      <style:text-properties style:font-name="Special Elite"/>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line-height="150%"/>
      <style:text-properties style:font-name="Special Elit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line-height="150%"/>
      <style:text-properties style:font-name="Special Elite"/>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line-height="150%"/>
      <style:text-properties style:font-name="Special Elite"/>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line-height="150%"/>
      <style:text-properties style:font-name="Special Elite"/>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line-height="150%"/>
      <style:text-properties style:font-name="Special Elite"/>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line-height="150%"/>
      <style:text-properties style:font-name="Special Elite"/>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line-height="150%"/>
      <style:text-properties style:font-name="Special Elit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line-height="150%"/>
      <style:text-properties style:font-name="Special Elite"/>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line-height="150%"/>
      <style:text-properties style:font-name="Special Elite"/>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line-height="150%"/>
      <style:text-properties style:font-name="Special Elit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line-height="150%"/>
      <style:text-properties style:font-name="Special Elite"/>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line-height="150%"/>
      <style:text-properties style:font-name="Special Elite"/>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line-height="150%"/>
      <style:text-properties style:font-name="Special Elite"/>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line-height="150%"/>
      <style:text-properties style:font-name="Special Elite"/>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line-height="150%"/>
      <style:text-properties style:font-name="Special Elite"/>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line-height="150%"/>
      <style:text-properties style:font-name="Special Elite"/>
    </style:style>
    <style:style style:name="P230" style:parent-style-name="Standard" style:family="paragraph">
      <style:paragraph-properties fo:line-height="150%"/>
      <style:text-properties style:font-name="Special Elite"/>
    </style:style>
    <style:style style:name="P231" style:parent-style-name="Standard" style:master-page-name="MP5" style:family="paragraph">
      <style:paragraph-properties fo:break-before="page" fo:line-height="150%"/>
      <style:text-properties style:font-name="Special Elite" fo:font-size="24pt" style:font-size-asian="24pt" style:font-size-complex="24pt" style:text-underline-type="single" style:text-underline-style="solid" style:text-underline-width="auto" style:text-underline-mode="continuous"/>
    </style:style>
    <style:style style:name="P235" style:parent-style-name="Standard" style:family="paragraph">
      <style:paragraph-properties fo:line-height="150%"/>
    </style:style>
    <style:style style:name="P236" style:parent-style-name="Standard" style:family="paragraph">
      <style:paragraph-properties fo:line-height="150%"/>
    </style:style>
    <style:style style:name="TableColumn238" style:family="table-column">
      <style:table-column-properties style:column-width="2.2381in"/>
    </style:style>
    <style:style style:name="TableColumn239" style:family="table-column">
      <style:table-column-properties style:column-width="2.8631in"/>
    </style:style>
    <style:style style:name="Table237" style:family="table">
      <style:table-properties style:width="5.1013in" fo:margin-left="0in" table:align="lef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line-height="150%"/>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line-height="150%"/>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line-height="150%"/>
      <style:text-properties style:font-name="Special Elite" fo:font-size="16pt" style:font-size-asian="16pt" style:font-size-complex="16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line-height="150%"/>
    </style:style>
    <style:style style:name="T250" style:parent-style-name="DefaultParagraphFont" style:family="text">
      <style:text-properties style:font-name="Segoe UI" style:font-name-complex="Segoe UI" fo:color="#0D0D0D" fo:background-color="#FFFFFF"/>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line-height="150%"/>
      <style:text-properties style:font-name="Special Elite" fo:font-size="16pt" style:font-size-asian="16pt" style:font-size-complex="16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line-height="150%"/>
    </style:style>
    <style:style style:name="T256" style:parent-style-name="DefaultParagraphFont" style:family="text">
      <style:text-properties style:font-name="Segoe UI" style:font-name-complex="Segoe UI" fo:color="#0D0D0D" fo:background-color="#FFFFFF"/>
    </style:style>
    <style:style style:name="T257" style:parent-style-name="DefaultParagraphFont" style:family="text">
      <style:text-properties style:font-name="Segoe UI" style:font-name-complex="Segoe UI" fo:color="#0D0D0D" fo:background-color="#FFFFFF"/>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line-height="150%"/>
      <style:text-properties style:font-name="Special Elite" fo:font-size="16pt" style:font-size-asian="16pt" style:font-size-complex="16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line-height="150%"/>
    </style:style>
    <style:style style:name="T263" style:parent-style-name="DefaultParagraphFont" style:family="text">
      <style:text-properties style:font-name="Segoe UI" style:font-name-complex="Segoe UI" fo:color="#0D0D0D" fo:background-color="#FFFFFF"/>
    </style:style>
    <style:style style:name="P264" style:parent-style-name="Standard" style:family="paragraph">
      <style:paragraph-properties fo:line-height="150%"/>
      <style:text-properties style:font-name="Special Elite" fo:font-size="24pt" style:font-size-asian="24pt" style:font-size-complex="24pt" style:text-underline-type="single" style:text-underline-style="solid" style:text-underline-width="auto" style:text-underline-mode="continuous"/>
    </style:style>
    <style:style style:name="P265" style:parent-style-name="Standard" style:family="paragraph">
      <style:paragraph-properties fo:line-height="150%"/>
      <style:text-properties style:font-name="Special Elite" fo:font-size="16pt" style:font-size-asian="16pt" style:font-size-complex="16pt"/>
    </style:style>
    <style:style style:name="P266" style:parent-style-name="Standard" style:family="paragraph">
      <style:paragraph-properties fo:line-height="150%"/>
      <style:text-properties style:font-name="Special Elite"/>
    </style:style>
  </office:automatic-styles>
  <office:body>
    <office:text text:use-soft-page-breaks="true">
      <text:p text:style-name="P1">Defuse the Bomb</text:p>
      <text:p text:style-name="P2">A CSC 102 Project</text:p>
      <text:p text:style-name="P3"/>
      <text:p text:style-name="P4"><text:span text:style-name="T5">Team:<text:s/></text:span><text:span text:style-name="T6">Tim Knapp, Andres Ponce, Rodrigo Asturias</text:span></text:p>
      <text:p text:style-name="P7"/>
      <text:p text:style-name="P8"/>
      <text:p text:style-name="P9"/>
      <text:p text:style-name="P10"/>
      <text:p text:style-name="P11">BOMB DEFUSAL MANUAL</text:p>
      <text:p text:style-name="P12"/>
      <text:p text:style-name="P13"/>
      <text:p text:style-name="P14"/>
      <text:p text:style-name="P15"/>
      <text:p text:style-name="P16">Version 1</text:p>
      <text:p text:style-name="P17"><text:span text:style-name="T18">Verification Code:<text:s/></text:span><text:span text:style-name="T19">0</text:span><text:span text:style-name="T20">z</text:span><text:span text:style-name="T21">D</text:span><text:span text:style-name="T22">B</text:span><text:span text:style-name="T23">A</text:span><text:span text:style-name="T24">AX</text:span><text:span text:style-name="T25">B</text:span><text:span text:style-name="T26">KC</text:span><text:span text:style-name="T27">E</text:span><text:span text:style-name="T28">A</text:span></text:p>
      <text:soft-page-break/>
      <text:p text:style-name="P29">The Game</text:p>
      <text:p text:style-name="P33"><text:span text:style-name="T34">This project is based on the game<text:s/></text:span><text:span text:style-name="T35">Keep Talking and Nobody<text:s/></text:span><text:span text:style-name="T36">Explodes</text:span><text:span text:style-name="T37"><text:note text:note-class="footnote" text:id="_ftn0"><text:note-citation>1</text:note-citation><text:note-body><text:p text:style-name="Footnote"><text:a xlink:href="https://keeptalkinggame.com/" office:target-frame-name="_top" xlink:show="replace">https://keeptalkinggame.com/</text:a></text:p></text:note-body></text:note></text:span><text:span text:style-name="T38">, a cooperative bomb defusing party game. As the game designers put it, “You’re alone in a room with a bomb. Your friends, the 'Experts', have the manual needed to defuse it. But there’s a catch: the Experts can’t see the bomb, so everyone will need to talk it out – fast! Put your puzzle-solving and communication skills to the test as you and your friends race to defuse bombs quickly before time runs out!”</text:span></text:p>
      <text:p text:style-name="P39">Their version is a software game. Our version takes the idea and realizes it as a physical device with buttons, switches, and more! Although our version can be played just like theirs, players can interact with both the bomb and this document at the same time (i.e., players can both defuse the bomb and serve as the “Experts”, using this document to help disarm the phases).</text:p>
      <text:p text:style-name="P40"><text:span text:style-name="T41">The backend of our version of the game is a Raspberry Pi</text:span><text:span text:style-name="T42"><text:note text:note-class="footnote" text:id="_ftn1"><text:note-citation>2</text:note-citation><text:note-body><text:p text:style-name="Footnote"><text:a xlink:href="https://www.raspberrypi.com/" office:target-frame-name="_top" xlink:show="replace">https://www.raspberrypi.com/</text:a></text:p></text:note-body></text:note></text:span><text:span text:style-name="T43"><text:s/>computer that combines a typical computer with the ability to interact with the outside world through sensors. The underlying software is written in Python</text:span><text:span text:style-name="T44"><text:note text:note-class="footnote" text:id="_ftn2"><text:note-citation>3</text:note-citation><text:note-body><text:p text:style-name="Footnote"><text:a xlink:href="https://www.python.org/" office:target-frame-name="_top" xlink:show="replace">https://www.python.org/</text:a></text:p></text:note-body></text:note></text:span><text:span text:style-name="T45"><text:s/>and is the result of a final group-based project in CSC 102 (The Science of Computing II) in the Computer Science Program at the University of Tampa.</text:span></text:p>
      <text:p text:style-name="P46">Defusing Bombs</text:p>
      <text:p text:style-name="P47">The bomb will “explode” when its countdown reaches 0:00 or when too many strikes have occurred. You defuse the bomb by disarming all of its “phases” before the countdown expires.</text:p>
      <text:p text:style-name="P48">Phases</text:p>
      <text:soft-page-break/>
      <text:p text:style-name="P49"><text:span text:style-name="T50">The bomb has<text:s/></text:span><text:span text:style-name="T51">four</text:span><text:span text:style-name="T52"><text:s/>phases, each of which must be disarmed to defuse the bomb.<text:s/></text:span><text:span text:style-name="T53">The phases can be disarmed in any order. Once a phase is disarmed, it becomes inactive and changing it<text:s/></text:span><text:span text:style-name="T54">doesn't affect the bomb.</text:span><text:span text:style-name="T55"><text:s/>Instructions for disarming the phases are provided in this document.</text:span></text:p>
      <text:p text:style-name="P56">Strikes</text:p>
      <text:p text:style-name="P57"><text:span text:style-name="T58">A mistake in disarming a phase results in a strike. Get as many as 5 strikes, and the bomb “explodes”.<text:s/></text:span></text:p>
      <text:p text:style-name="P59">Information</text:p>
      <text:p text:style-name="P60"><text:span text:style-name="T61">A different version of the bomb is randomly presented each time it is “booted”. There are<text:s/></text:span><text:span text:style-name="T62">6,720</text:span><text:span text:style-name="T63"><text:s/>unique versions of the bomb with a whopping<text:s/></text:span><text:span text:style-name="T64">1,176,000</text:span><text:span text:style-name="T65"><text:s/>possible variations!</text:span></text:p>
      <text:p text:style-name="P66">Disarming some phases will require specific information about the bomb. Pay close attention to the “bootup” text on the bomb's screen.</text:p>
      <text:soft-page-break/>
      <text:p text:style-name="P67">Regarding the Toggles</text:p>
      <text:p text:style-name="Normal">At some point, you will need to press the button. However, releasing it is the hard part. The button has a lighted ring around it that can be red, green, or blue. Release the button according to the following instructions:</text:p>
      <text:p text:style-name="P71"><text:tab/></text:p>
      <table:table table:style-name="Table72">
        <table:table-columns>
          <table:table-column table:style-name="TableColumn73"/>
          <table:table-column table:style-name="TableColumn74"/>
        </table:table-columns>
        <table:table-row table:style-name="TableRow75">
          <table:table-cell table:style-name="TableCell76">
            <text:p text:style-name="P77">Button color</text:p>
          </table:table-cell>
          <table:table-cell table:style-name="TableCell78">
            <text:p text:style-name="P79">Release instructions</text:p>
          </table:table-cell>
        </table:table-row>
        <table:table-row table:style-name="TableRow80">
          <table:table-cell table:style-name="TableCell81">
            <text:p text:style-name="P82"><text:span text:style-name="T83">Red</text:span></text:p>
          </table:table-cell>
          <table:table-cell table:style-name="TableCell84">
            <text:p text:style-name="P85"><text:span text:style-name="T86">Release when the second number of the serial number appears in the seconds on the countdown timer.</text:span></text:p>
          </table:table-cell>
        </table:table-row>
        <table:table-row table:style-name="TableRow87">
          <table:table-cell table:style-name="TableCell88">
            <text:p text:style-name="P89"><text:span text:style-name="T90">Green</text:span></text:p>
          </table:table-cell>
          <table:table-cell table:style-name="TableCell91">
            <text:p text:style-name="P92"><text:span text:style-name="T93">Release when the first number of the serial number appears in the seconds on the countdown timer.</text:span></text:p>
          </table:table-cell>
        </table:table-row>
        <table:table-row table:style-name="TableRow94">
          <table:table-cell table:style-name="TableCell95">
            <text:p text:style-name="P96">Blue</text:p>
          </table:table-cell>
          <table:table-cell table:style-name="TableCell97">
            <text:p text:style-name="P98"><text:span text:style-name="T99">Release when the last number of the serial number appears in the seconds on the countdown timer.</text:span></text:p>
          </table:table-cell>
        </table:table-row>
      </table:table>
      <text:soft-page-break/>
      <text:p text:style-name="P100">Regarding the Button<text:s/></text:p>
      <text:p text:style-name="Normal">At some point, you will need to press the button. However, releasing it is the hard part. The button has a lighted ring around it that can be red, green, or blue. Release the button according to the following instructions:</text:p>
      <text:p text:style-name="P104"><text:tab/></text:p>
      <table:table table:style-name="Table105">
        <table:table-columns>
          <table:table-column table:style-name="TableColumn106"/>
          <table:table-column table:style-name="TableColumn107"/>
        </table:table-columns>
        <table:table-row table:style-name="TableRow108">
          <table:table-cell table:style-name="TableCell109">
            <text:p text:style-name="P110">Button color</text:p>
          </table:table-cell>
          <table:table-cell table:style-name="TableCell111">
            <text:p text:style-name="P112">Release instructions</text:p>
          </table:table-cell>
        </table:table-row>
        <table:table-row table:style-name="TableRow113">
          <table:table-cell table:style-name="TableCell114">
            <text:p text:style-name="P115"><text:span text:style-name="T116">Red</text:span></text:p>
          </table:table-cell>
          <table:table-cell table:style-name="TableCell117">
            <text:p text:style-name="P118"><text:span text:style-name="T119">Release when the second number of the serial number appears in the seconds on the countdown timer.</text:span></text:p>
          </table:table-cell>
        </table:table-row>
        <table:table-row table:style-name="TableRow120">
          <table:table-cell table:style-name="TableCell121">
            <text:p text:style-name="P122"><text:span text:style-name="T123">Green</text:span></text:p>
          </table:table-cell>
          <table:table-cell table:style-name="TableCell124">
            <text:p text:style-name="P125"><text:span text:style-name="T126">Release when the<text:s/></text:span><text:span text:style-name="T127">first number of the serial number appears in the seconds on the countdown timer.</text:span></text:p>
          </table:table-cell>
        </table:table-row>
        <table:table-row table:style-name="TableRow128">
          <table:table-cell table:style-name="TableCell129">
            <text:p text:style-name="P130">Blue</text:p>
          </table:table-cell>
          <table:table-cell table:style-name="TableCell131">
            <text:p text:style-name="P132"><text:span text:style-name="T133">Release when the last number of the serial number appears in the seconds on the countdown timer.</text:span></text:p>
          </table:table-cell>
        </table:table-row>
      </table:table>
      <text:p text:style-name="P134"/>
      <text:p text:style-name="P138"><text:span text:style-name="T139">Regarding the Keypad</text:span></text:p>
      <text:p text:style-name="P140">Important information about the keypad is provided in the bomb's “bootup” text.<text:s/></text:p>
      <text:p text:style-name="P141">The correct combination can be determined by first decrypting a keyword with a key using an alphabetic substitution cipher – and then looking up the result in the table below to obtain a passphrase.</text:p>
      <text:p text:style-name="P142">A substitution cipher with a numeric key represents a rotation of the alphabet. For a key of 5, for example, the alphabet is shifted five places such that A becomes F, B becomes G, …, and Z becomes E. Using this shift, for example, the word “THEY” encrypts to “YMJD”. Decrypting “YMJD” back to “THEY” is merely doing the reverse, effectively “subtracting” five positions from each letter.<text:s/></text:p>
      <text:p text:style-name="P143">To enter the passphrase correctly, you must enter its numeric combination on the keypad. To do so, press each button on the keypad with the required letter only once.</text:p>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Keyword<text:s/></text:p>
          </table:table-cell>
          <table:table-cell table:style-name="TableCell152">
            <text:p text:style-name="P153">Passphrase</text:p>
          </table:table-cell>
          <table:table-cell table:style-name="TableCell154">
            <text:p text:style-name="P155">keyword</text:p>
          </table:table-cell>
          <table:table-cell table:style-name="TableCell156">
            <text:p text:style-name="P157">Passphrase</text:p>
          </table:table-cell>
        </table:table-row>
        <table:table-row table:style-name="TableRow158">
          <table:table-cell table:style-name="TableCell159">
            <text:p text:style-name="P160">AUSTIN</text:p>
          </table:table-cell>
          <table:table-cell table:style-name="TableCell161">
            <text:p text:style-name="P162">POVERTY</text:p>
          </table:table-cell>
          <table:table-cell table:style-name="TableCell163">
            <text:p text:style-name="P164">KENNEDY</text:p>
          </table:table-cell>
          <table:table-cell table:style-name="TableCell165">
            <text:p text:style-name="P166">BOULEVARD</text:p>
          </table:table-cell>
        </table:table-row>
        <table:table-row table:style-name="TableRow167">
          <table:table-cell table:style-name="TableCell168">
            <text:p text:style-name="P169">BOATHOUSE</text:p>
          </table:table-cell>
          <table:table-cell table:style-name="TableCell170">
            <text:p text:style-name="P171">COMMUNITY</text:p>
          </table:table-cell>
          <table:table-cell table:style-name="TableCell172">
            <text:p text:style-name="P173">MINARET</text:p>
          </table:table-cell>
          <table:table-cell table:style-name="TableCell174">
            <text:p text:style-name="P175">CLIMB</text:p>
          </table:table-cell>
        </table:table-row>
        <table:table-row table:style-name="TableRow176">
          <table:table-cell table:style-name="TableCell177">
            <text:p text:style-name="P178">CHAPEL</text:p>
          </table:table-cell>
          <table:table-cell table:style-name="TableCell179">
            <text:p text:style-name="P180">RELIGION</text:p>
          </table:table-cell>
          <table:table-cell table:style-name="TableCell181">
            <text:p text:style-name="P182">PLANT</text:p>
          </table:table-cell>
          <table:table-cell table:style-name="TableCell183">
            <text:p text:style-name="P184">HALL</text:p>
          </table:table-cell>
        </table:table-row>
        <table:table-row table:style-name="TableRow185">
          <table:table-cell table:style-name="TableCell186">
            <text:p text:style-name="P187">FERMAN</text:p>
          </table:table-cell>
          <table:table-cell table:style-name="TableCell188">
            <text:p text:style-name="P189">ARTS</text:p>
          </table:table-cell>
          <table:table-cell table:style-name="TableCell190">
            <text:p text:style-name="P191">RIVER</text:p>
          </table:table-cell>
          <table:table-cell table:style-name="TableCell192">
            <text:p text:style-name="P193">WALK</text:p>
          </table:table-cell>
        </table:table-row>
        <table:table-row table:style-name="TableRow194">
          <table:table-cell table:style-name="TableCell195">
            <text:p text:style-name="P196">GRAND</text:p>
          </table:table-cell>
          <table:table-cell table:style-name="TableCell197">
            <text:p text:style-name="P198">CENTER</text:p>
          </table:table-cell>
          <table:table-cell table:style-name="TableCell199">
            <text:p text:style-name="P200">SKYES</text:p>
          </table:table-cell>
          <table:table-cell table:style-name="TableCell201">
            <text:p text:style-name="P202">BUSINESS</text:p>
          </table:table-cell>
        </table:table-row>
        <table:table-row table:style-name="TableRow203">
          <table:table-cell table:style-name="TableCell204">
            <text:p text:style-name="P205">HEALTH</text:p>
          </table:table-cell>
          <table:table-cell table:style-name="TableCell206">
            <text:p text:style-name="P207">SCIENCE</text:p>
          </table:table-cell>
          <table:table-cell table:style-name="TableCell208">
            <text:p text:style-name="P209">TECH</text:p>
          </table:table-cell>
          <table:table-cell table:style-name="TableCell210">
            <text:p text:style-name="P211">COMPSCI</text:p>
          </table:table-cell>
        </table:table-row>
        <table:table-row table:style-name="TableRow212">
          <table:table-cell table:style-name="TableCell213">
            <text:p text:style-name="P214">INNOVATIVE</text:p>
          </table:table-cell>
          <table:table-cell table:style-name="TableCell215">
            <text:p text:style-name="P216">STARBUCKS</text:p>
          </table:table-cell>
          <table:table-cell table:style-name="TableCell217">
            <text:p text:style-name="P218">ULTIMATE<text:s/></text:p>
          </table:table-cell>
          <table:table-cell table:style-name="TableCell219">
            <text:p text:style-name="P220">DINNING</text:p>
          </table:table-cell>
        </table:table-row>
        <table:table-row table:style-name="TableRow221">
          <table:table-cell table:style-name="TableCell222">
            <text:p text:style-name="P223">JENKINS</text:p>
          </table:table-cell>
          <table:table-cell table:style-name="TableCell224">
            <text:p text:style-name="P225">BATHROOMS</text:p>
          </table:table-cell>
          <table:table-cell table:style-name="TableCell226">
            <text:p text:style-name="P227">VAUGHN<text:s/></text:p>
          </table:table-cell>
          <table:table-cell table:style-name="TableCell228">
            <text:p text:style-name="P229">FOOD</text:p>
          </table:table-cell>
        </table:table-row>
      </table:table>
      <text:p text:style-name="P230"><text:s/></text:p>
      <text:soft-page-break/>
      <text:p text:style-name="P231">Regarding the Wires</text:p>
      <text:p text:style-name="P235">The correct wires to “cut” are based on the color of the button and, in some cases, the bomb's serial number. The wires are labeled as follows, depending on<text:s/>their orientation on your bomb:<text:s/></text:p>
      <text:p text:style-name="P236">“Cut” the wires based on the color of the button according to the following instructions:</text:p>
      <table:table table:style-name="Table237">
        <table:table-columns>
          <table:table-column table:style-name="TableColumn238"/>
          <table:table-column table:style-name="TableColumn239"/>
        </table:table-columns>
        <table:table-row table:style-name="TableRow240">
          <table:table-cell table:style-name="TableCell241">
            <text:p text:style-name="P242">Button color “Cut” instructions<text:s/></text:p>
          </table:table-cell>
          <table:table-cell table:style-name="TableCell243">
            <text:p text:style-name="P244">Button color “Cut” instructions<text:s/></text:p>
          </table:table-cell>
        </table:table-row>
        <table:table-row table:style-name="TableRow245">
          <table:table-cell table:style-name="TableCell246">
            <text:p text:style-name="P247">Red</text:p>
          </table:table-cell>
          <table:table-cell table:style-name="TableCell248">
            <text:p text:style-name="P249"><text:span text:style-name="T250">Unplug wires labeled D and E.</text:span></text:p>
          </table:table-cell>
        </table:table-row>
        <table:table-row table:style-name="TableRow251">
          <table:table-cell table:style-name="TableCell252">
            <text:p text:style-name="P253">Green</text:p>
          </table:table-cell>
          <table:table-cell table:style-name="TableCell254">
            <text:p text:style-name="P255"><text:span text:style-name="T256">Remove the first,<text:s/></text:span><text:span text:style-name="T257">third, and fifth wire.</text:span></text:p>
          </table:table-cell>
        </table:table-row>
        <table:table-row table:style-name="TableRow258">
          <table:table-cell table:style-name="TableCell259">
            <text:p text:style-name="P260">Blue</text:p>
          </table:table-cell>
          <table:table-cell table:style-name="TableCell261">
            <text:p text:style-name="P262"><text:span text:style-name="T263">Unplug the first four wires.</text:span></text:p>
          </table:table-cell>
        </table:table-row>
      </table:table>
      <text:p text:style-name="P264"/>
      <text:p text:style-name="P265"/>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style:font-name="Special Elite" style:font-name-asian="Special Elite" style:font-name-complex="Special Elite"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style:font-name="Special Elite" style:font-name-asian="Special Elite" style:font-name-complex="Special Elite"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30" style:parent-style-name="Header" style:family="paragraph">
      <style:text-properties style:font-name="Special Elite" fo:font-size="14pt" style:font-size-asian="14pt" style:font-size-complex="14pt"/>
    </style:style>
    <style:style style:name="T31" style:parent-style-name="DefaultParagraphFont" style:family="text">
      <style:text-properties style:font-name="Special Elite" fo:font-size="14pt" style:font-size-asian="14pt" style:font-size-complex="14pt"/>
    </style:style>
    <style:style style:name="T32" style:parent-style-name="DefaultParagraphFont" style:family="text">
      <style:text-properties style:font-name="Special Elite" fo:font-size="14pt" style:font-size-asian="14pt" style:font-size-complex="14pt"/>
    </style:style>
    <style:page-layout style:name="PL2">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68" style:parent-style-name="Header" style:family="paragraph">
      <style:text-properties style:font-name="Special Elite" fo:font-size="14pt" style:font-size-asian="14pt" style:font-size-complex="14pt"/>
    </style:style>
    <style:style style:name="T69" style:parent-style-name="DefaultParagraphFont" style:family="text">
      <style:text-properties style:font-name="Special Elite" fo:font-size="14pt" style:font-size-asian="14pt" style:font-size-complex="14pt"/>
    </style:style>
    <style:style style:name="T70" style:parent-style-name="DefaultParagraphFont" style:family="text">
      <style:text-properties style:font-name="Special Elite" fo:font-size="14pt" style:font-size-asian="14pt" style:font-size-complex="14pt"/>
    </style:style>
    <style:page-layout style:name="PL3">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101" style:parent-style-name="Header" style:family="paragraph">
      <style:text-properties style:font-name="Special Elite" fo:font-size="14pt" style:font-size-asian="14pt" style:font-size-complex="14pt"/>
    </style:style>
    <style:style style:name="T102" style:parent-style-name="DefaultParagraphFont" style:family="text">
      <style:text-properties style:font-name="Special Elite" fo:font-size="14pt" style:font-size-asian="14pt" style:font-size-complex="14pt"/>
    </style:style>
    <style:style style:name="T103" style:parent-style-name="DefaultParagraphFont" style:family="text">
      <style:text-properties style:font-name="Special Elite" fo:font-size="14pt" style:font-size-asian="14pt" style:font-size-complex="14pt"/>
    </style:style>
    <style:page-layout style:name="PL4">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135" style:parent-style-name="Header" style:family="paragraph">
      <style:text-properties style:font-name="Special Elite" fo:font-size="14pt" style:font-size-asian="14pt" style:font-size-complex="14pt"/>
    </style:style>
    <style:style style:name="T136" style:parent-style-name="DefaultParagraphFont" style:family="text">
      <style:text-properties style:font-name="Special Elite" fo:font-size="14pt" style:font-size-asian="14pt" style:font-size-complex="14pt"/>
    </style:style>
    <style:style style:name="T137" style:parent-style-name="DefaultParagraphFont" style:family="text">
      <style:text-properties style:font-name="Special Elite" fo:font-size="14pt" style:font-size-asian="14pt" style:font-size-complex="14pt"/>
    </style:style>
    <style:page-layout style:name="PL5">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32" style:parent-style-name="Header" style:family="paragraph">
      <style:text-properties style:font-name="Special Elite" fo:font-size="14pt" style:font-size-asian="14pt" style:font-size-complex="14pt"/>
    </style:style>
    <style:style style:name="T233" style:parent-style-name="DefaultParagraphFont" style:family="text">
      <style:text-properties style:font-name="Special Elite" fo:font-size="14pt" style:font-size-asian="14pt" style:font-size-complex="14pt"/>
    </style:style>
    <style:style style:name="T234" style:parent-style-name="DefaultParagraphFont" style:family="text">
      <style:text-properties style:font-name="Special Elite" fo:font-size="14pt" style:font-size-asian="14pt" style:font-size-complex="14pt"/>
    </style:style>
  </office:automatic-styles>
  <office:master-styles>
    <style:master-page style:name="MP0" style:page-layout-name="PL0"/>
    <style:master-page style:name="MP1" style:page-layout-name="PL1">
      <style:header>
        <text:p text:style-name="P30">Defuse the Bomb | A CSC 102 Project<text:tab/>Introduction</text:p>
      </style:header>
      <style:footer>
        <text:p text:style-name="Footer"><text:span text:style-name="T31">Page<text:s/></text:span><text:span text:style-name="T32"><text:page-number text:fixed="false">2</text:page-number></text:span></text:p>
      </style:footer>
    </style:master-page>
    <style:master-page style:name="MP2" style:page-layout-name="PL2">
      <style:header>
        <text:p text:style-name="P68">Defuse the Bomb | A CSC 102 Project<text:tab/>The Toggles</text:p>
      </style:header>
      <style:footer>
        <text:p text:style-name="Footer"><text:span text:style-name="T69">Page<text:s/></text:span><text:span text:style-name="T70"><text:page-number text:fixed="false">4</text:page-number></text:span></text:p>
      </style:footer>
    </style:master-page>
    <style:master-page style:name="MP3" style:page-layout-name="PL3">
      <style:header>
        <text:p text:style-name="P101">Defuse the Bomb | A CSC 102 Project<text:tab/>The Toggles</text:p>
      </style:header>
      <style:footer>
        <text:p text:style-name="Footer"><text:span text:style-name="T102">Page<text:s/></text:span><text:span text:style-name="T103"><text:page-number text:fixed="false">4</text:page-number></text:span></text:p>
      </style:footer>
    </style:master-page>
    <style:master-page style:name="MP4" style:page-layout-name="PL4">
      <style:header>
        <text:p text:style-name="P135">Defuse the Bomb | A CSC 102 Project<text:tab/>The Keypad</text:p>
      </style:header>
      <style:footer>
        <text:p text:style-name="Footer"><text:span text:style-name="T136">Page<text:s/></text:span><text:span text:style-name="T137"><text:page-number text:fixed="false">6</text:page-number></text:span></text:p>
      </style:footer>
    </style:master-page>
    <style:master-page style:name="MP5" style:page-layout-name="PL5">
      <style:header>
        <text:p text:style-name="P232">Defuse the Bomb | A CSC 102 Project<text:tab/>The Wires</text:p>
      </style:header>
      <style:footer>
        <text:p text:style-name="Footer"><text:span text:style-name="T233">Page<text:s/></text:span><text:span text:style-name="T234"><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efuse the Bomb | A CSC 102 Project</dc:title>
    <dc:description>A template for the "Bomb Defusal Manual" for the project.</dc:description>
    <meta:initial-creator>Jean Gourd</meta:initial-creator>
    <dc:creator>Alejandro Ponce</dc:creator>
    <meta:creation-date>2024-04-29T15:49:00Z</meta:creation-date>
    <dc:date>2024-04-30T22:16:00Z</dc:date>
    <meta:template xlink:href="Normal" xlink:type="simple"/>
    <meta:editing-cycles>9</meta:editing-cycles>
    <meta:editing-duration>PT5640S</meta:editing-duration>
    <meta:document-statistic meta:page-count="8" meta:paragraph-count="10" meta:word-count="763" meta:character-count="5105" meta:row-count="36" meta:non-whitespace-character-count="4352"/>
  </office:meta>
</office:document-meta>
</file>